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1CF0000B10E000096EC95286738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8.999cm" svg:height="16.194cm" svg:x="1.083cm" svg:y="6.786cm">
          <draw:image xlink:href="Pictures/200001CF0000B10E000096EC95286738.svm" xlink:type="simple" xlink:show="embed" xlink:actuate="onLoad">
            <text:p/>
          </draw:image>
        </draw:frame>
        <draw:frame draw:style-name="gr2" draw:layer="layout" svg:width="6.653cm" svg:height="0.963cm" svg:x="7.9cm" svg:y="6cm">
          <draw:text-box>
            <text:p>Классы кодирования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24T14:56:22.54</meta:creation-date>
    <dc:date>2014-12-24T14:58:08.42</dc:date>
    <meta:editing-duration>P0D</meta:editing-duration>
    <meta:editing-cycles>1</meta:editing-cycles>
    <meta:document-statistic meta:object-count="2"/>
    <meta:generator>LibreOffice/3.6$Windows_x86 LibreOffice_project/2ef5aff-a6fb0ff-166bdff-cf087ad-0f1389</meta:generator>
  </office:meta>
</office:document-meta>
</file>